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22000009E9C6C3E1C3B98DCC41.tif" manifest:media-type="image/tiff"/>
  <manifest:file-entry manifest:full-path="Pictures/1000000000000DE600000A12B8E2A8D6749735B0.tif" manifest:media-type="image/tiff"/>
  <manifest:file-entry manifest:full-path="Pictures/1000000000000DE600000A1221C26200E5F760C6.tif" manifest:media-type="image/tiff"/>
  <manifest:file-entry manifest:full-path="Pictures/1000000000000DE600000A121D0FBFA7E52F4D13.tif" manifest:media-type="image/tiff"/>
  <manifest:file-entry manifest:full-path="Pictures/1000000000000DE600000A127CB77FDB77EE8BB4.tif" manifest:media-type="image/tiff"/>
  <manifest:file-entry manifest:full-path="Pictures/1000000000000DE600000A125B373DEA8940BDB8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8.128cm" svg:height="7.112cm" svg:x="0.254cm" svg:y="0.762cm">
          <draw:image xlink:href="Pictures/1000000000000DE600000A125B373DEA8940BDB8.tif" xlink:type="simple" xlink:show="embed" xlink:actuate="onLoad" loext:mime-type="image/tiff">
            <text:p/>
          </draw:image>
        </draw:frame>
        <draw:frame draw:style-name="gr1" draw:text-style-name="P1" draw:layer="layout" svg:width="8.128cm" svg:height="7.112cm" svg:x="0.254cm" svg:y="8.128cm">
          <draw:image xlink:href="Pictures/1000000000000DE600000A127CB77FDB77EE8BB4.tif" xlink:type="simple" xlink:show="embed" xlink:actuate="onLoad" loext:mime-type="image/tiff">
            <text:p/>
          </draw:image>
        </draw:frame>
        <draw:frame draw:style-name="gr1" draw:text-style-name="P1" draw:layer="layout" svg:width="8.128cm" svg:height="7.112cm" svg:x="7.936cm" svg:y="0.762cm">
          <draw:image xlink:href="Pictures/1000000000000DE600000A121D0FBFA7E52F4D13.tif" xlink:type="simple" xlink:show="embed" xlink:actuate="onLoad" loext:mime-type="image/tiff">
            <text:p/>
          </draw:image>
        </draw:frame>
        <draw:frame draw:style-name="gr1" draw:text-style-name="P1" draw:layer="layout" svg:width="8.128cm" svg:height="7.112cm" svg:x="7.936cm" svg:y="8.128cm">
          <draw:image xlink:href="Pictures/1000000000000DE600000A12B8E2A8D6749735B0.tif" xlink:type="simple" xlink:show="embed" xlink:actuate="onLoad" loext:mime-type="image/tiff">
            <text:p/>
          </draw:image>
        </draw:frame>
        <draw:frame draw:style-name="gr1" draw:text-style-name="P1" draw:layer="layout" svg:width="8.128cm" svg:height="7.112cm" svg:x="15.588cm" svg:y="8.128cm">
          <draw:image xlink:href="Pictures/1000000000000DE600000A1221C26200E5F760C6.tif" xlink:type="simple" xlink:show="embed" xlink:actuate="onLoad" loext:mime-type="image/tiff">
            <text:p/>
          </draw:image>
        </draw:frame>
        <draw:frame draw:style-name="gr1" draw:text-style-name="P1" draw:layer="layout" svg:width="8.128cm" svg:height="7.112cm" svg:x="15.588cm" svg:y="0.762cm">
          <draw:image xlink:href="Pictures/1000000000000E22000009E9C6C3E1C3B98DCC41.tif" xlink:type="simple" xlink:show="embed" xlink:actuate="onLoad" loext:mime-type="image/tiff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21:34:18.671549644</meta:creation-date>
    <dc:date>2022-04-23T23:20:19.513918041</dc:date>
    <meta:editing-duration>PT33S</meta:editing-duration>
    <meta:editing-cycles>1</meta:editing-cycles>
    <meta:document-statistic meta:object-count="29"/>
    <meta:generator>LibreOffice/6.4.7.2$Linux_X86_64 LibreOffice_project/40$Build-2</meta:generator>
  </office:meta>
</office:document-meta>
</file>